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6ffe" officeooo:paragraph-rsid="00116ffe"/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3e49b" officeooo:paragraph-rsid="0013e49b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fa7e9" officeooo:paragraph-rsid="001fa7e9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fa7e9" officeooo:paragraph-rsid="0020c95d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fa7e9" officeooo:paragraph-rsid="002244d8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20c95d" officeooo:paragraph-rsid="0020c95d"/>
    </style:style>
    <style:style style:name="P7" style:family="paragraph" style:parent-style-name="Text_20_body" style:master-page-name="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116ffe" officeooo:paragraph-rsid="00116ffe"/>
    </style:style>
    <style:style style:name="P8" style:family="paragraph" style:parent-style-name="Text_20_body" style:master-page-name="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116ffe" officeooo:paragraph-rsid="0017de96"/>
    </style:style>
    <style:style style:name="P9" style:family="paragraph" style:parent-style-name="Text_20_body" style:master-page-name="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116ffe" officeooo:paragraph-rsid="002244d8"/>
    </style:style>
    <style:style style:name="P10" style:family="paragraph" style:parent-style-name="Text_20_body" style:master-page-name="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116ffe" officeooo:paragraph-rsid="001a40e7"/>
    </style:style>
    <style:style style:name="P11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1c28e"/>
    </style:style>
    <style:style style:name="P12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3c1a2"/>
    </style:style>
    <style:style style:name="P13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3e49b"/>
    </style:style>
    <style:style style:name="P14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58215"/>
    </style:style>
    <style:style style:name="P15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680f8"/>
    </style:style>
    <style:style style:name="P16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988b0"/>
    </style:style>
    <style:style style:name="P17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a40e7"/>
    </style:style>
    <style:style style:name="P18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d933f"/>
    </style:style>
    <style:style style:name="P19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e67e5"/>
    </style:style>
    <style:style style:name="P20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2244d8"/>
    </style:style>
    <style:style style:name="P21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225868"/>
    </style:style>
    <style:style style:name="P22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988b0" officeooo:paragraph-rsid="001988b0"/>
    </style:style>
    <style:style style:name="P23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988b0" officeooo:paragraph-rsid="001fa574"/>
    </style:style>
    <style:style style:name="P24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116ffe" officeooo:paragraph-rsid="0013e49b"/>
    </style:style>
    <style:style style:name="P25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13e49b"/>
    </style:style>
    <style:style style:name="P26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58215" officeooo:paragraph-rsid="002244d8"/>
    </style:style>
    <style:style style:name="P27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fo:font-variant="normal" fo:text-transform="none" fo:color="#333333" style:font-name="Liberation Serif" fo:font-size="12pt" fo:letter-spacing="normal" fo:font-style="normal" fo:font-weight="normal" officeooo:rsid="00158215" officeooo:paragraph-rsid="00252953"/>
    </style:style>
    <style:style style:name="P28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988b0" officeooo:paragraph-rsid="001988b0"/>
    </style:style>
    <style:style style:name="P29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252953"/>
    </style:style>
    <style:style style:name="P30" style:family="paragraph" style:parent-style-name="Text_20_body">
      <loext:graphic-properties draw:fill="none"/>
      <style:paragraph-properties fo:margin-left="1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26ff35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fa7e9" officeooo:paragraph-rsid="002244d8"/>
    </style:style>
    <style:style style:name="P3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fa7e9" officeooo:paragraph-rsid="00252953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16ffe" officeooo:paragraph-rsid="00252953"/>
    </style:style>
    <style:style style:name="P34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116ffe" officeooo:paragraph-rsid="00252953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rsid="00158215" officeooo:paragraph-rsid="002244d8"/>
    </style:style>
    <style:style style:name="T1" style:family="text">
      <style:text-properties officeooo:rsid="0011c28e"/>
    </style:style>
    <style:style style:name="T2" style:family="text">
      <style:text-properties officeooo:rsid="0013c1a2"/>
    </style:style>
    <style:style style:name="T3" style:family="text">
      <style:text-properties officeooo:rsid="0013e49b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158215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officeooo:rsid="001a40e7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d933f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e67e5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fa574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fa7e9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2244d8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225868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22f1a6"/>
    </style:style>
    <style:style style:name="T14" style:family="text">
      <style:text-properties officeooo:rsid="00158215"/>
    </style:style>
    <style:style style:name="T15" style:family="text">
      <style:text-properties officeooo:rsid="001680f8"/>
    </style:style>
    <style:style style:name="T16" style:family="text">
      <style:text-properties officeooo:rsid="0017de96"/>
    </style:style>
    <style:style style:name="T17" style:family="text">
      <style:text-properties officeooo:rsid="001988b0"/>
    </style:style>
    <style:style style:name="T18" style:family="text">
      <style:text-properties style:font-name="Liberation Serif" officeooo:rsid="00158215"/>
    </style:style>
    <style:style style:name="T19" style:family="text">
      <style:text-properties officeooo:rsid="001a40e7"/>
    </style:style>
    <style:style style:name="T20" style:family="text">
      <style:text-properties officeooo:rsid="001fa7e9"/>
    </style:style>
    <style:style style:name="T21" style:family="text">
      <style:text-properties officeooo:rsid="0020c95d"/>
    </style:style>
    <style:style style:name="T22" style:family="text">
      <style:text-properties officeooo:rsid="002244d8"/>
    </style:style>
    <style:style style:name="T23" style:family="text">
      <style:text-properties officeooo:rsid="00252953"/>
    </style:style>
    <style:style style:name="T24" style:family="text">
      <style:text-properties officeooo:rsid="0026ff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e Management System</text:p>
      <text:p text:style-name="P1"><text:tab/>Use Cases</text:p>
      <text:p text:style-name="P24">→<text:span text:style-name="T3"> <text:s/></text:span>Admin</text:p>
      <text:p text:style-name="P10">*As an Admin, I can <text:span text:style-name="T14">Register Users</text:span><text:span text:style-name="T18">.</text:span></text:p>
      <text:p text:style-name="P10">*As an Admin, I can <text:span text:style-name="T15">Update Data of Users.</text:span></text:p>
      <text:p text:style-name="P10">*As an Admin, I can <text:span text:style-name="T19">Add Notices about Users.</text:span></text:p>
      <text:p text:style-name="P17">*As an Admin, I can <text:span text:style-name="T15">List of all Users.</text:span></text:p>
      <text:p text:style-name="P17"/>
      <text:p text:style-name="P18">*As an Admin, I can <text:span text:style-name="T14"><text:s/>CRUD Suppliers </text:span><text:span text:style-name="T14">.</text:span></text:p>
      <text:p text:style-name="P19">*As an Admin, I can <text:span text:style-name="T14"><text:s/>CRUD Suppliers Requests.</text:span></text:p>
      <text:p text:style-name="P22"/>
      <text:p text:style-name="P23">*As an Admin , I can Confirm Solving Complaints.</text:p>
      <text:p text:style-name="P14">*As an Admin, I can <text:span text:style-name="T14">Update Store Information.</text:span></text:p>
      <text:p text:style-name="P9">*As an Admin, I can <text:span text:style-name="T15">See List of all Receipts. </text:span></text:p>
      <text:p text:style-name="P35"><text:span text:style-name="T4"/></text:p>
      <text:p text:style-name="P8">*As an Admin, I can <text:span text:style-name="T15">See List of all damage Items.</text:span></text:p>
      <text:p text:style-name="P20">*<text:span text:style-name="T16">As an Admin, I can Create Daily Report</text:span></text:p>
      <text:p text:style-name="P15">*As an Admin, I can <text:span text:style-name="T14">Act as a User.</text:span></text:p>
      <text:p text:style-name="P25">→<text:span text:style-name="T3"> User</text:span></text:p>
      <text:p text:style-name="P7">*As a User, I can Login.</text:p>
      <text:p text:style-name="P30">*As a User, I can CRUD Categories.</text:p>
      <text:p text:style-name="P30">*As a User, I can CRUD <text:span text:style-name="T24">Model</text:span>s.</text:p>
      <text:p text:style-name="P30">*As a User, I can CRUD Items <text:span text:style-name="T2">to Store</text:span>.</text:p>
      <text:p text:style-name="P13">*As a User, I can Search for Item <text:span text:style-name="T3">in Store</text:span>.</text:p>
      <text:p text:style-name="P13">*As a User, I can <text:span text:style-name="T1">CRUD Receipts.</text:span></text:p>
      <text:p text:style-name="P12">*As a User, I can CRUD Items <text:span text:style-name="T2">to Receipt</text:span>.</text:p>
      <text:p text:style-name="P13">*As a User, I can <text:span text:style-name="T3">Calculate Total <text:s/>Price of Receipt</text:span>.</text:p>
      <text:p text:style-name="P13">*As a User, I can Search for Item <text:span text:style-name="T3">in Receipt</text:span>.</text:p>
      <text:p text:style-name="P21">*As a User, I can <text:span text:style-name="T1">Add, Edit Clients</text:span></text:p>
      <text:p text:style-name="P13">*As a User, I can <text:span text:style-name="T3">Search for Clients.</text:span></text:p>
      <text:p text:style-name="P16">*<text:span text:style-name="T17">As a User, I can Get Review from Clients.</text:span></text:p>
      <text:p text:style-name="P16"><text:soft-page-break/>*<text:span text:style-name="T17">As a User, I can Get Complaints from Clients.</text:span></text:p>
      <text:p text:style-name="P22">*As a User, I can Edit Complaints.</text:p>
      <text:p text:style-name="P22">*As a User, I can Solve Complaints.</text:p>
      <text:p text:style-name="P11">*As a User, I can <text:span text:style-name="T14">Search for Suppliers.</text:span></text:p>
      <text:p text:style-name="P2"/>
      <text:p text:style-name="P2">Notes:</text:p>
      <text:p text:style-name="P2">→<text:span text:style-name="T21"> </text:span>why this system <text:span text:style-name="T17">is </text:span>web site?</text:p>
      <text:p text:style-name="P2">→<text:span text:style-name="T21"> </text:span>Assume it leather store, traditional shop.</text:p>
      <text:p text:style-name="P3">→<text:span text:style-name="T21"> </text:span>Suggestions from clients</text:p>
      <text:p text:style-name="P6">→ store <text:span text:style-name="T14">(name, address, phone, website, mail, <text:s/>schedule, about us, users, admins, suppliers, clients, items, items categories)</text:span></text:p>
      <text:p text:style-name="P4">→<text:span text:style-name="T21"> </text:span>item (number, price from supplier , price for client, <text:span text:style-name="T21">discount value</text:span>, state itemdetails(has error or not can repair), <text:span text:style-name="T21">p</text:span>roduct date,expire date,buy date)</text:p>
      <text:p text:style-name="P5">→<text:span text:style-name="T22"> </text:span>repair receipt</text:p>
      <text:p text:style-name="P5"><text:tab/>*taken time ,return time, what error,<text:span text:style-name="T22">us</text:span>er name, store, repair operation cost<text:tab/></text:p>
      <text:p text:style-name="P32">→<text:span text:style-name="T15">Receipt </text:span><text:span text:style-name="T5">with these attributes: </text:span></text:p>
      <text:p text:style-name="P29"><text:span text:style-name="T5"><text:tab/></text:span><text:span text:style-name="T10">*receipt number,date </text:span></text:p>
      <text:p text:style-name="P32"><text:tab/><text:tab/><text:tab/>*<text:span text:style-name="T21">user</text:span> name,store address&amp; phone, website, fb page,..</text:p>
      <text:p text:style-name="P32"><text:tab/><text:tab/><text:tab/>*client data type(new OR cont.) ,name,address, email,... </text:p>
      <text:p text:style-name="P32"><text:tab/><text:tab/><text:tab/>*item details: number, <text:span text:style-name="T21">quantity, </text:span>pr<text:span text:style-name="T21">ice</text:span></text:p>
      <text:p text:style-name="P27"><text:tab/>*tax, discounts, offers,payment method<text:tab/></text:p>
      <text:p text:style-name="P34"><text:span text:style-name="T16">→ Daily Report </text:span><text:span text:style-name="T5">with these attributes: </text:span><text:span text:style-name="T9">user</text:span><text:span text:style-name="T8"> </text:span><text:span text:style-name="T11">(</text:span><text:span text:style-name="T5">name- </text:span><text:span text:style-name="T11">shift</text:span><text:span text:style-name="T5">-</text:span><text:span text:style-name="T11">item sold quantity price quality- item return quantity price quality), clients (number – type new or cont. ) - </text:span><text:span text:style-name="T9"><text:s/>compliant </text:span><text:span text:style-name="T12">(number </text:span><text:span text:style-name="T9"><text:s/>is_solved, confirm solving</text:span><text:span text:style-name="T12">) – request ()</text:span><text:span text:style-name="T9"> - </text:span><text:span text:style-name="T12">total of money (in-out)</text:span><text:span text:style-name="T5">.</text:span><text:span text:style-name="T18">.</text:span><text:span text:style-name="T14">.... 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26:17.133155306</meta:creation-date>
    <dc:date>2017-02-25T17:49:19.983225634</dc:date>
    <meta:editing-duration>P1DT1H22M4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7" meta:word-count="385" meta:character-count="2144" meta:non-whitespace-character-count="1777"/>
  </office:meta>
</office:document-meta>
</file>